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D000000D78495006536AADC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61d6" officeooo:paragraph-rsid="001161d6"/>
    </style:style>
    <style:style style:name="P2" style:family="paragraph" style:parent-style-name="Text_20_body">
      <style:text-properties officeooo:rsid="00133e51" officeooo:paragraph-rsid="00133e51"/>
    </style:style>
    <style:style style:name="P3" style:family="paragraph" style:parent-style-name="Text_20_body">
      <style:text-properties officeooo:rsid="001418d6" officeooo:paragraph-rsid="001418d6"/>
    </style:style>
    <style:style style:name="P4" style:family="paragraph" style:parent-style-name="Text_20_body">
      <style:text-properties officeooo:rsid="00148dd4" officeooo:paragraph-rsid="00148dd4"/>
    </style:style>
    <style:style style:name="P5" style:family="paragraph" style:parent-style-name="Text_20_body">
      <style:text-properties officeooo:rsid="001614b0" officeooo:paragraph-rsid="001614b0"/>
    </style:style>
    <style:style style:name="P6" style:family="paragraph" style:parent-style-name="Text_20_body">
      <style:text-properties officeooo:rsid="00187587" officeooo:paragraph-rsid="00187587"/>
    </style:style>
    <style:style style:name="P7" style:family="paragraph" style:parent-style-name="Text_20_body">
      <style:text-properties officeooo:rsid="001875bf" officeooo:paragraph-rsid="001875bf"/>
    </style:style>
    <style:style style:name="P8" style:family="paragraph" style:parent-style-name="Text_20_body">
      <style:text-properties officeooo:rsid="001a57e2" officeooo:paragraph-rsid="001a57e2"/>
    </style:style>
    <style:style style:name="P9" style:family="paragraph" style:parent-style-name="Text_20_body">
      <style:text-properties officeooo:rsid="001db52f" officeooo:paragraph-rsid="001db52f"/>
    </style:style>
    <style:style style:name="P10" style:family="paragraph" style:parent-style-name="Text_20_body">
      <style:text-properties officeooo:rsid="0021c8fc" officeooo:paragraph-rsid="0021c8fc"/>
    </style:style>
    <style:style style:name="P11" style:family="paragraph" style:parent-style-name="Text_20_body">
      <style:text-properties officeooo:rsid="0024842e" officeooo:paragraph-rsid="002681b1"/>
    </style:style>
    <style:style style:name="P12" style:family="paragraph" style:parent-style-name="Text_20_body">
      <style:text-properties officeooo:rsid="002681b1" officeooo:paragraph-rsid="002681b1"/>
    </style:style>
    <style:style style:name="P13" style:family="paragraph" style:parent-style-name="Text_20_body">
      <style:text-properties officeooo:rsid="0029f3cb" officeooo:paragraph-rsid="0029f3cb"/>
    </style:style>
    <style:style style:name="P14" style:family="paragraph" style:parent-style-name="Text_20_body" style:list-style-name="L1">
      <style:text-properties officeooo:rsid="001161d6" officeooo:paragraph-rsid="001161d6"/>
    </style:style>
    <style:style style:name="P15" style:family="paragraph" style:parent-style-name="Text_20_body" style:list-style-name="L4">
      <style:text-properties officeooo:rsid="001161d6" officeooo:paragraph-rsid="001161d6"/>
    </style:style>
    <style:style style:name="P16" style:family="paragraph" style:parent-style-name="Text_20_body" style:list-style-name="L7">
      <style:text-properties officeooo:rsid="001161d6" officeooo:paragraph-rsid="001161d6"/>
    </style:style>
    <style:style style:name="P17" style:family="paragraph" style:parent-style-name="Text_20_body" style:list-style-name="L9">
      <style:text-properties officeooo:rsid="001161d6" officeooo:paragraph-rsid="001161d6"/>
    </style:style>
    <style:style style:name="P18" style:family="paragraph" style:parent-style-name="Text_20_body" style:list-style-name="L10">
      <style:text-properties officeooo:rsid="001161d6" officeooo:paragraph-rsid="001161d6"/>
    </style:style>
    <style:style style:name="P19" style:family="paragraph" style:parent-style-name="Text_20_body" style:list-style-name="L11">
      <style:text-properties officeooo:rsid="001161d6" officeooo:paragraph-rsid="001161d6"/>
    </style:style>
    <style:style style:name="P20" style:family="paragraph" style:parent-style-name="Text_20_body" style:list-style-name="L2">
      <style:text-properties officeooo:rsid="00148dd4" officeooo:paragraph-rsid="00148dd4"/>
    </style:style>
    <style:style style:name="P21" style:family="paragraph" style:parent-style-name="Text_20_body" style:list-style-name="L3">
      <style:text-properties officeooo:rsid="00148dd4" officeooo:paragraph-rsid="00148dd4"/>
    </style:style>
    <style:style style:name="P22" style:family="paragraph" style:parent-style-name="Text_20_body" style:list-style-name="L2">
      <style:text-properties officeooo:rsid="00271feb" officeooo:paragraph-rsid="00271feb"/>
    </style:style>
    <style:style style:name="P23" style:family="paragraph" style:parent-style-name="Text_20_body" style:list-style-name="L3">
      <style:text-properties officeooo:rsid="0028aec5" officeooo:paragraph-rsid="0028aec5"/>
    </style:style>
    <style:style style:name="P24" style:family="paragraph" style:parent-style-name="Text_20_body" style:list-style-name="L4">
      <style:text-properties officeooo:rsid="00133e51" officeooo:paragraph-rsid="00133e51"/>
    </style:style>
    <style:style style:name="P25" style:family="paragraph" style:parent-style-name="Text_20_body" style:list-style-name="L5">
      <style:text-properties officeooo:rsid="00133e51" officeooo:paragraph-rsid="00133e51"/>
    </style:style>
    <style:style style:name="P26" style:family="paragraph" style:parent-style-name="Text_20_body" style:list-style-name="L6">
      <style:text-properties officeooo:rsid="00133e51" officeooo:paragraph-rsid="00133e51"/>
    </style:style>
    <style:style style:name="P27" style:family="paragraph" style:parent-style-name="Text_20_body" style:list-style-name="L12">
      <style:text-properties officeooo:rsid="00133e51" officeooo:paragraph-rsid="00133e51"/>
    </style:style>
    <style:style style:name="P28" style:family="paragraph" style:parent-style-name="Text_20_body" style:list-style-name="L13">
      <style:text-properties officeooo:rsid="00133e51" officeooo:paragraph-rsid="00133e51"/>
    </style:style>
    <style:style style:name="P29" style:family="paragraph" style:parent-style-name="Text_20_body" style:list-style-name="L8">
      <style:text-properties officeooo:rsid="001418d6" officeooo:paragraph-rsid="001418d6"/>
    </style:style>
    <style:style style:name="P30" style:family="paragraph" style:parent-style-name="Text_20_body" style:list-style-name="L14">
      <style:text-properties officeooo:rsid="001418d6" officeooo:paragraph-rsid="001418d6"/>
    </style:style>
    <style:style style:name="P31" style:family="paragraph" style:parent-style-name="Text_20_body" style:list-style-name="L15">
      <style:text-properties officeooo:rsid="001614b0" officeooo:paragraph-rsid="001614b0"/>
    </style:style>
    <style:style style:name="P32" style:family="paragraph" style:parent-style-name="Text_20_body" style:list-style-name="L15">
      <style:text-properties officeooo:rsid="0017b4eb" officeooo:paragraph-rsid="0017b4eb"/>
    </style:style>
    <style:style style:name="P33" style:family="paragraph" style:parent-style-name="Text_20_body" style:list-style-name="L16">
      <style:text-properties officeooo:rsid="00187587" officeooo:paragraph-rsid="00187587"/>
    </style:style>
    <style:style style:name="P34" style:family="paragraph" style:parent-style-name="Text_20_body" style:list-style-name="L17">
      <style:text-properties officeooo:rsid="001875bf" officeooo:paragraph-rsid="001875bf"/>
    </style:style>
    <style:style style:name="P35" style:family="paragraph" style:parent-style-name="Text_20_body" style:list-style-name="L18">
      <style:text-properties officeooo:rsid="001875bf" officeooo:paragraph-rsid="001875bf"/>
    </style:style>
    <style:style style:name="P36" style:family="paragraph" style:parent-style-name="Text_20_body" style:list-style-name="L19">
      <style:text-properties officeooo:rsid="001db52f" officeooo:paragraph-rsid="001db52f"/>
    </style:style>
    <style:style style:name="P37" style:family="paragraph" style:parent-style-name="Text_20_body" style:list-style-name="L20">
      <style:text-properties officeooo:rsid="0021c8fc" officeooo:paragraph-rsid="0021c8fc"/>
    </style:style>
    <style:style style:name="P38" style:family="paragraph" style:parent-style-name="Text_20_body" style:list-style-name="L20">
      <style:text-properties officeooo:rsid="0023919f" officeooo:paragraph-rsid="0023919f"/>
    </style:style>
    <style:style style:name="P39" style:family="paragraph" style:parent-style-name="Text_20_body">
      <style:text-properties officeooo:rsid="00266d5c" officeooo:paragraph-rsid="002681b1"/>
    </style:style>
    <style:style style:name="P40" style:family="paragraph" style:parent-style-name="Text_20_body">
      <style:text-properties officeooo:rsid="002f3719" officeooo:paragraph-rsid="002f3719"/>
    </style:style>
    <style:style style:name="P41" style:family="paragraph" style:parent-style-name="Text_20_body" style:list-style-name="L21">
      <style:text-properties officeooo:rsid="002f3719" officeooo:paragraph-rsid="002f3719"/>
    </style:style>
    <style:style style:name="P42" style:family="paragraph" style:parent-style-name="Heading_20_2">
      <style:text-properties officeooo:paragraph-rsid="002681b1"/>
    </style:style>
    <style:style style:name="T1" style:family="text">
      <style:text-properties officeooo:rsid="00133e51"/>
    </style:style>
    <style:style style:name="T2" style:family="text">
      <style:text-properties officeooo:rsid="00148dd4"/>
    </style:style>
    <style:style style:name="T3" style:family="text">
      <style:text-properties officeooo:rsid="001c203e"/>
    </style:style>
    <style:style style:name="T4" style:family="text">
      <style:text-properties officeooo:rsid="00271feb"/>
    </style:style>
    <style:style style:name="T5" style:family="text">
      <style:text-properties officeooo:rsid="0028aec5"/>
    </style:style>
    <style:style style:name="T6" style:family="text">
      <style:text-properties officeooo:rsid="002ad73c"/>
    </style:style>
    <style:style style:name="T7" style:family="text">
      <style:text-properties officeooo:rsid="002b267a"/>
    </style:style>
    <style:style style:name="T8" style:family="text">
      <style:text-properties officeooo:rsid="0030d52a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alogy Maker – Manual</text:h>
      <text:h text:style-name="Heading_20_2" text:outline-level="2">Overview</text:h>
      <text:p text:style-name="P1">Genealogy Maker is a program for creating genealogies.</text:p>
      <text:h text:style-name="Heading_20_2" text:outline-level="2">Adding a Person</text:h>
      <text:p text:style-name="P1">To add a person to the genealogy:</text:p>
      <text:list xml:id="list1484790261" text:style-name="L1">
        <text:list-item>
          <text:p text:style-name="P14">Click on “Add Item” on the left toolbox.</text:p>
        </text:list-item>
        <text:list-item>
          <text:p text:style-name="P14">Click on the “Person” button.</text:p>
        </text:list-item>
        <text:list-item>
          <text:p text:style-name="P14">Click on the diagram. The person will be added to the diagram where you clicked.</text:p>
        </text:list-item>
        <text:list-item>
          <text:p text:style-name="P14">Type the person’s name.</text:p>
        </text:list-item>
        <text:list-item>
          <text:p text:style-name="P14">Press Enter. The person’s name will be set.</text:p>
        </text:list-item>
      </text:list>
      <text:h text:style-name="Heading_20_2" text:outline-level="2">Renaming a Person</text:h>
      <text:p text:style-name="P4">To change a person’s name<text:span text:style-name="T4">:</text:span></text:p>
      <text:list xml:id="list1744821174" text:style-name="L2">
        <text:list-item>
          <text:p text:style-name="P20">Double-click on the person in the diagram. <text:span text:style-name="T4">This should show the details window.</text:span></text:p>
        </text:list-item>
        <text:list-item>
          <text:p text:style-name="P20">Enter the new name <text:span text:style-name="T4">in the “name” box.</text:span></text:p>
        </text:list-item>
        <text:list-item>
          <text:p text:style-name="P22">Click “Save”.</text:p>
        </text:list-item>
      </text:list>
      <text:h text:style-name="Heading_20_2" text:outline-level="2">Editing a Person’<text:span text:style-name="T2">s Details</text:span></text:h>
      <text:p text:style-name="P4">To edit the details of a person:</text:p>
      <text:list xml:id="list4200916945" text:style-name="L3">
        <text:list-item>
          <text:p text:style-name="P21">Right-click on the person in the diagram.</text:p>
        </text:list-item>
        <text:list-item>
          <text:p text:style-name="P21">Select “Details...”. This should show the details window. <text:span text:style-name="T5">There are three tabs: Details, Biography and Photos.</text:span></text:p>
        </text:list-item>
        <text:list-item>
          <text:p text:style-name="P21"><text:span text:style-name="T5">In the Details tab, you can enter the name, </text:span>date and place of birth, and date and place of death of the person.</text:p>
        </text:list-item>
        <text:list-item>
          <text:p text:style-name="P23">In the Biography tab, you can enter a description of the person.</text:p>
        </text:list-item>
        <text:list-item>
          <text:p text:style-name="P21"><text:span text:style-name="T5">In the Photos tab, you can</text:span> attach photos of the person. To do this, click the “Add...” button and choose the photo to add.</text:p>
        </text:list-item>
        <text:list-item>
          <text:p text:style-name="P21">To remove a photo, select the photo in the list and click “Remove”.</text:p>
        </text:list-item>
        <text:list-item>
          <text:p text:style-name="P21">To view a photo, double-click on it in the list.</text:p>
        </text:list-item>
        <text:list-item>
          <text:p text:style-name="P21">Click “Save”.</text:p>
        </text:list-item>
      </text:list>
      <text:h text:style-name="Heading_20_2" text:outline-level="2"><text:soft-page-break/><text:span text:style-name="T7">Changing</text:span> the Fill Color of a Person</text:h>
      <text:p text:style-name="P13">You can change the fill color of a person’s box by clicking on the “Fill Color” icon in the toolbar <text:span text:style-name="T6">(shown below)</text:span>, and choosing a different color. By default, the fill color is white.</text:p>
      <text:p text:style-name="P13"><draw:frame draw:style-name="fr1" draw:name="Image1" text:anchor-type="paragraph" svg:width="8.387cm" svg:height="5.689cm" draw:z-index="0"><draw:image xlink:href="Pictures/100002010000013D000000D78495006536AADC00.png" xlink:type="simple" xlink:show="embed" xlink:actuate="onLoad" loext:mime-type="image/png"/></draw:frame></text:p>
      <text:h text:style-name="Heading_20_2" text:outline-level="2">Removing a Person</text:h>
      <text:p text:style-name="P1">To remove a person:</text:p>
      <text:list xml:id="list2653449363" text:style-name="L4">
        <text:list-item>
          <text:p text:style-name="P15"><text:span text:style-name="T1">Right-click </text:span>on the person in the diagram.</text:p>
        </text:list-item>
        <text:list-item>
          <text:p text:style-name="P24">Select “Delete”.</text:p>
        </text:list-item>
      </text:list>
      <text:p text:style-name="P2">Or:</text:p>
      <text:list xml:id="list1227820903" text:style-name="L5">
        <text:list-item>
          <text:p text:style-name="P25">Click on the person in the diagram.</text:p>
        </text:list-item>
        <text:list-item>
          <text:p text:style-name="P25">From the menu bar, select “Item → Delete”.</text:p>
        </text:list-item>
      </text:list>
      <text:p text:style-name="P2">Or:</text:p>
      <text:list xml:id="list1326485567" text:style-name="L6">
        <text:list-item>
          <text:p text:style-name="P26">Click on the person in the diagram.</text:p>
        </text:list-item>
        <text:list-item>
          <text:p text:style-name="P26">Press the &lt;Delete&gt; key.</text:p>
        </text:list-item>
      </text:list>
      <text:h text:style-name="Heading_20_2" text:outline-level="2">Adding a Relationship</text:h>
      <text:p text:style-name="P1">A relationship goes from parent to child. To add a relationship:</text:p>
      <text:list xml:id="list2890393284" text:style-name="L7">
        <text:list-item>
          <text:p text:style-name="P16">Click on “Add Item” on the left toolbox.</text:p>
        </text:list-item>
        <text:list-item>
          <text:p text:style-name="P16">Click the “Relationship” button.</text:p>
        </text:list-item>
        <text:list-item>
          <text:p text:style-name="P16">Click on the parent in the diagram, then drag the mouse to the child. This will add an arrow from the parent to the child.</text:p>
        </text:list-item>
      </text:list>
      <text:h text:style-name="Heading_20_2" text:outline-level="2">Removing a Relationship</text:h>
      <text:p text:style-name="P3">To remove a relationship:</text:p>
      <text:list xml:id="list3278800472" text:style-name="L8">
        <text:list-item>
          <text:p text:style-name="P29">Click on the relationship.</text:p>
        </text:list-item>
        <text:list-item>
          <text:p text:style-name="P29"><text:soft-page-break/>Click the “Delete” button, or press the &lt;Delete&gt; key, or from the menu bar select “Item → Delete”.</text:p>
        </text:list-item>
      </text:list>
      <text:h text:style-name="Heading_20_2" text:outline-level="2">Adding a Marriage</text:h>
      <text:p text:style-name="P1">To show that two people are married, do the following:</text:p>
      <text:list xml:id="list3060777975" text:style-name="L9">
        <text:list-item>
          <text:p text:style-name="P17">Click and drag one spouse onto the other spouse. The other spouse should be highlighted.</text:p>
        </text:list-item>
        <text:list-item>
          <text:p text:style-name="P17">Release the mouse button. This should show a dialog to ask whether to marry the two people or not.</text:p>
        </text:list-item>
        <text:list-item>
          <text:p text:style-name="P17">Click “Yes”. The spouses should appear next to each other, and there should be a “wedding ring” between them.</text:p>
        </text:list-item>
      </text:list>
      <text:p text:style-name="P1">When you move one spouse, the other spouse will automatically move along with them.</text:p>
      <text:h text:style-name="Heading_20_2" text:outline-level="2">Removing a Marriage</text:h>
      <text:p text:style-name="P1">To remove a marriage between two people:</text:p>
      <text:list xml:id="list495862471" text:style-name="L10">
        <text:list-item>
          <text:p text:style-name="P18">Right-click on the circle (“wedding ring”) between the two spouses.</text:p>
        </text:list-item>
        <text:list-item>
          <text:p text:style-name="P18">Select “Break Marriage”. The circle should be removed.</text:p>
        </text:list-item>
      </text:list>
      <text:h text:style-name="Heading_20_2" text:outline-level="2">Editing a Marriage</text:h>
      <text:p text:style-name="P1">To edit the details of a marriage:</text:p>
      <text:list xml:id="list2406693424" text:style-name="L11">
        <text:list-item>
          <text:p text:style-name="P19">Right-click on the circle (“wedding ring”).</text:p>
        </text:list-item>
        <text:list-item>
          <text:p text:style-name="P19">Select “Details...”. This should show the “Marriage Details” form.</text:p>
        </text:list-item>
        <text:list-item>
          <text:p text:style-name="P19">Enter the date and place of the marriage in the form.</text:p>
        </text:list-item>
        <text:list-item>
          <text:p text:style-name="P19">Click “Save”.</text:p>
        </text:list-item>
      </text:list>
      <text:h text:style-name="Heading_20_2" text:outline-level="2">Undo an Action</text:h>
      <text:p text:style-name="P2">You can undo most things, such as adding a person, deleting items or moving items. To undo a step:</text:p>
      <text:list xml:id="list2956932233" text:style-name="L12">
        <text:list-item>
          <text:p text:style-name="P27">From the menu bar, select “Edit → Undo”. The menu item will show a description of the last step, such as “Undo add person”.</text:p>
        </text:list-item>
      </text:list>
      <text:p text:style-name="P2">To redo the action again:</text:p>
      <text:list xml:id="list311876432" text:style-name="L13">
        <text:list-item>
          <text:p text:style-name="P28">Select “Edit → Redo”.The menu item will show a description of the last step, such as “Redo add person”.</text:p>
        </text:list-item>
      </text:list>
      <text:h text:style-name="Heading_20_2" text:outline-level="2">Changing the Canvas Size</text:h>
      <text:p text:style-name="P3">You can change the canvas size (the limits of the diagram) as per below:</text:p>
      <text:list xml:id="list3063857062" text:style-name="L14">
        <text:list-item>
          <text:p text:style-name="P30">From the menu bar, select “Diagram → Change Size...”</text:p>
        </text:list-item>
        <text:list-item>
          <text:p text:style-name="P30">Enter the new width and height.</text:p>
        </text:list-item>
        <text:list-item>
          <text:p text:style-name="P30"><text:soft-page-break/>Click “OK”.</text:p>
        </text:list-item>
      </text:list>
      <text:h text:style-name="Heading_20_2" text:outline-level="2">Finding a Person</text:h>
      <text:p text:style-name="P5">To find a person with a given name:</text:p>
      <text:list xml:id="list2875466746" text:style-name="L15">
        <text:list-item>
          <text:p text:style-name="P31">From the menu bar, select “Edit → Find...”, or press &lt;Ctrl+F&gt;.</text:p>
        </text:list-item>
        <text:list-item>
          <text:p text:style-name="P31">Enter the person’s name.</text:p>
        </text:list-item>
        <text:list-item>
          <text:p text:style-name="P31">Click “Find”. This should show the person in the diagram.</text:p>
        </text:list-item>
        <text:list-item>
          <text:p text:style-name="P32">Click “Close” to close the box.</text:p>
        </text:list-item>
      </text:list>
      <text:p text:style-name="P6">You can also locate the person by doing the following:</text:p>
      <text:list xml:id="list831288361" text:style-name="L16">
        <text:list-item>
          <text:p text:style-name="P33">Click on the “Tree View” tab on the left. This will show a list of people in the diagram.</text:p>
        </text:list-item>
        <text:list-item>
          <text:p text:style-name="P33">Double-click on the person in the tree view. This should show that person in the diagram.</text:p>
        </text:list-item>
      </text:list>
      <text:h text:style-name="Heading_20_2" text:outline-level="2">Changing the Background</text:h>
      <text:p text:style-name="P7">To change the background of the diagram:</text:p>
      <text:list xml:id="list596664729" text:style-name="L17">
        <text:list-item>
          <text:p text:style-name="P34">Click on the “Backgrounds” tab on the left.</text:p>
        </text:list-item>
        <text:list-item>
          <text:p text:style-name="P34">Click on the desired background. This should change the background on the diagram.</text:p>
        </text:list-item>
      </text:list>
      <text:h text:style-name="Heading_20_2" text:outline-level="2">Selecting Items</text:h>
      <text:p text:style-name="P7">To select a single person or relationship, click on the person or relationship in the diagram.</text:p>
      <text:p text:style-name="P7">To select multiple items, hold &lt;Ctrl&gt; while clicking on the items. You can also click and drag with the left mouse button to select all items in a rectangular area.</text:p>
      <text:p text:style-name="P8">To select all items in the diagram, from the menu bar select “Select → Select All”.</text:p>
      <text:p text:style-name="P8">Do <text:span text:style-name="T3">deselect</text:span> all items, from the menu bar select “Select → Select None”.</text:p>
      <text:h text:style-name="Heading_20_2" text:outline-level="2">Aligning Items</text:h>
      <text:p text:style-name="P7">To align items:</text:p>
      <text:list xml:id="list3931385833" text:style-name="L18">
        <text:list-item>
          <text:p text:style-name="P35">Select the items in the diagram.</text:p>
        </text:list-item>
        <text:list-item>
          <text:p text:style-name="P35">From the menu bar, select “Align” → “Align Horizontally” or “Align → Align Vertically”.</text:p>
        </text:list-item>
      </text:list>
      <text:h text:style-name="Heading_20_2" text:outline-level="2">Zooming</text:h>
      <text:p text:style-name="P9">To zoom on the diagram, either:</text:p>
      <text:list xml:id="list2338387511" text:style-name="L19">
        <text:list-item>
          <text:p text:style-name="P36">Select a zoom level from the combo-box on the top right.</text:p>
        </text:list-item>
      </text:list>
      <text:p text:style-name="P9">Or:</text:p>
      <text:list xml:id="list81856158490420" text:continue-numbering="true" text:style-name="L19">
        <text:list-item>
          <text:p text:style-name="P36">Type in a zoom level to the combo-box on the top right.</text:p>
        </text:list-item>
      </text:list>
      <text:p text:style-name="P9">Or:</text:p>
      <text:list xml:id="list81854296001300" text:continue-numbering="true" text:style-name="L19">
        <text:list-item>
          <text:p text:style-name="P36"><text:soft-page-break/>Press &lt;Ctrl&gt; while scrolling up or down with the mouse wheel.</text:p>
        </text:list-item>
      </text:list>
      <text:h text:style-name="Heading_20_2" text:outline-level="2">Panning</text:h>
      <text:p text:style-name="P10">To pan from side to side or up and down in the diagram, either:</text:p>
      <text:list xml:id="list1063479585" text:style-name="L20">
        <text:list-item>
          <text:p text:style-name="P37">Use the scroll-bars at the bottom and right, or:</text:p>
        </text:list-item>
        <text:list-item>
          <text:p text:style-name="P38">Scroll the middle mouse button up and down, or:</text:p>
        </text:list-item>
        <text:list-item>
          <text:p text:style-name="P37">Click and drag the middle mouse button.</text:p>
        </text:list-item>
      </text:list>
      <text:h text:style-name="P42" text:outline-level="2">Creating a New Genealogy</text:h>
      <text:p text:style-name="P11">To create a new genealogy, select “File → New” from the menu, or press &lt;Ctrl+N&gt;.</text:p>
      <text:h text:style-name="Heading_20_2" text:outline-level="2">Opening an Existing Genealogy</text:h>
      <text:p text:style-name="P12">To open an existing genealogy, select “File → Open” from the menu, or press &lt;Ctrl+O&gt;. Choose the file you want to open.</text:p>
      <text:h text:style-name="P42" text:outline-level="2">Saving a Genealogy</text:h>
      <text:p text:style-name="P11">To save a genealogy, select “File → Save” from the menu, or press &lt;Ctrl+S&gt;. The genealogy is saved as an XML file.</text:p>
      <text:p text:style-name="P39">Use “File → Save As...” or &lt;Ctrl+Shift+S&gt; to save the genealogy as a different file.</text:p>
      <text:h text:style-name="Heading_20_2" text:outline-level="2">Changing Arrow Line Thickness</text:h>
      <text:p text:style-name="P40">To change the thickness of the arrow<text:span text:style-name="T8">s</text:span> (relationship lines):</text:p>
      <text:list xml:id="list2308073190" text:style-name="L21">
        <text:list-item>
          <text:p text:style-name="P41">Select “Edit → Preferences” from the menu.</text:p>
        </text:list-item>
        <text:list-item>
          <text:p text:style-name="P41">Enter the new line thickness.</text:p>
        </text:list-item>
        <text:list-item>
          <text:p text:style-name="P41">Click “Apply”. This will change the line thickness of all arrows.</text:p>
        </text:list-item>
        <text:list-item>
          <text:p text:style-name="P41">Click “Close”.</text:p>
        </text:list-item>
      </text:list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2:04:31.297270142</meta:creation-date>
    <dc:date>2021-10-28T08:18:54.120497891</dc:date>
    <meta:editing-duration>PT2H26M52S</meta:editing-duration>
    <meta:editing-cycles>31</meta:editing-cycles>
    <meta:generator>LibreOffice/6.0.7.3$Linux_X86_64 LibreOffice_project/00m0$Build-3</meta:generator>
    <dc:title>Genealogy Maker - Manual</dc:title>
    <meta:document-statistic meta:table-count="0" meta:image-count="1" meta:object-count="0" meta:page-count="5" meta:paragraph-count="119" meta:word-count="1114" meta:character-count="5935" meta:non-whitespace-character-count="5000"/>
  </office:meta>
</office:document-meta>
</file>